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, 'Courier New', monosp" svg:font-family="Consolas, 'Courier New', monosp" style:font-family-generic="system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3" style:family="paragraph"/>
    <style:style style:name="P10" style:parent-style-name="Standard" style:list-style-name="LFO4" style:family="paragraph"/>
    <style:style style:name="P11" style:parent-style-name="Standard" style:list-style-name="LFO5" style:family="paragraph"/>
    <style:style style:name="P12" style:parent-style-name="Standard" style:list-style-name="LFO6" style:family="paragraph"/>
    <style:style style:name="P13" style:parent-style-name="Standard" style:list-style-name="LFO6" style:family="paragraph"/>
    <style:style style:name="P14" style:parent-style-name="Standard" style:list-style-name="LFO6" style:family="paragraph"/>
    <style:style style:name="T15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16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17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18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19" style:parent-style-name="Standard" style:list-style-name="LFO6" style:family="paragraph"/>
    <style:style style:name="P20" style:parent-style-name="Standard" style:list-style-name="LFO6" style:family="paragraph"/>
    <style:style style:name="T21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22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23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24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25" style:parent-style-name="Standard" style:list-style-name="LFO6" style:family="paragraph"/>
    <style:style style:name="P26" style:parent-style-name="Standard" style:list-style-name="LFO6" style:family="paragraph"/>
    <style:style style:name="T27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28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29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30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31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32" style:parent-style-name="Standard" style:list-style-name="LFO6" style:family="paragraph"/>
    <style:style style:name="P33" style:parent-style-name="Standard" style:list-style-name="LFO6" style:family="paragraph"/>
    <style:style style:name="T34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35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36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37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38" style:parent-style-name="Standard" style:list-style-name="LFO6" style:family="paragraph"/>
    <style:style style:name="P39" style:parent-style-name="Standard" style:list-style-name="LFO6" style:family="paragraph"/>
    <style:style style:name="T40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41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42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43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44" style:parent-style-name="Standard" style:list-style-name="LFO6" style:family="paragraph"/>
    <style:style style:name="P45" style:parent-style-name="Standard" style:list-style-name="LFO6" style:family="paragraph"/>
    <style:style style:name="T46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47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48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49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50" style:parent-style-name="Standard" style:list-style-name="LFO6" style:family="paragraph"/>
    <style:style style:name="P51" style:parent-style-name="Standard" style:list-style-name="LFO6" style:family="paragraph"/>
    <style:style style:name="T52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53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54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55" style:parent-style-name="Standard" style:list-style-name="LFO6" style:family="paragraph"/>
    <style:style style:name="P56" style:parent-style-name="Standard" style:list-style-name="LFO6" style:family="paragraph"/>
    <style:style style:name="T57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58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59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60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61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62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63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64" style:parent-style-name="Standard" style:list-style-name="LFO6" style:family="paragraph"/>
    <style:style style:name="P65" style:parent-style-name="Standard" style:list-style-name="LFO6" style:family="paragraph"/>
    <style:style style:name="T66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67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68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69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70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71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72" style:parent-style-name="Standard" style:list-style-name="LFO6" style:family="paragraph"/>
    <style:style style:name="P73" style:parent-style-name="Standard" style:list-style-name="LFO6" style:family="paragraph"/>
    <style:style style:name="T74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75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76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77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78" style:parent-style-name="Standard" style:list-style-name="LFO6" style:family="paragraph"/>
    <style:style style:name="P79" style:parent-style-name="Standard" style:list-style-name="LFO6" style:family="paragraph"/>
    <style:style style:name="T80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81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82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83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84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85" style:parent-style-name="Standard" style:list-style-name="LFO6" style:family="paragraph"/>
    <style:style style:name="P86" style:parent-style-name="Standard" style:list-style-name="LFO6" style:family="paragraph"/>
    <style:style style:name="T87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88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89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90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91" style:parent-style-name="Standard" style:list-style-name="LFO6" style:family="paragraph"/>
    <style:style style:name="P92" style:parent-style-name="Standard" style:list-style-name="LFO6" style:family="paragraph"/>
    <style:style style:name="T93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94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95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96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97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98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99" style:parent-style-name="Standard" style:list-style-name="LFO6" style:family="paragraph"/>
    <style:style style:name="P100" style:parent-style-name="Standard" style:list-style-name="LFO6" style:family="paragraph"/>
    <style:style style:name="T101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102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103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104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T105" style:parent-style-name="Domyślnaczcionkaakapitu" style:family="text">
      <style:text-properties style:font-name="Consolas, 'Courier New', monosp" fo:color="#0000FF" fo:font-size="10.5pt" style:font-size-asian="10.5pt" fo:background-color="#FFFFFE"/>
    </style:style>
    <style:style style:name="T106" style:parent-style-name="Domyślnaczcionkaakapitu" style:family="text">
      <style:text-properties style:font-name="Consolas, 'Courier New', monosp" fo:color="#000000" fo:font-size="10.5pt" style:font-size-asian="10.5pt" fo:background-color="#FFFFFE"/>
    </style:style>
    <style:style style:name="P107" style:parent-style-name="Standard" style:list-style-name="LFO6" style:family="paragraph"/>
    <style:style style:name="P108" style:parent-style-name="Standard" style:list-style-name="LFO6" style:family="paragraph"/>
    <style:style style:name="T109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10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11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12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13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14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15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16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17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18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19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20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21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22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23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24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25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26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127" style:parent-style-name="Standard" style:list-style-name="LFO6" style:family="paragraph"/>
    <style:style style:name="P128" style:parent-style-name="Standard" style:list-style-name="LFO6" style:family="paragraph"/>
    <style:style style:name="T129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30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31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32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33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34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35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36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37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38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39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40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T141" style:parent-style-name="Domyślnaczcionkaakapitu" style:family="text">
      <style:text-properties style:font-name="Consolas, 'Courier New', monosp" fo:color="#0000FF" fo:font-size="10.5pt" style:font-size-asian="10.5pt" fo:background-color="#FFFFFE" fo:language="de" fo:country="AT"/>
    </style:style>
    <style:style style:name="T142" style:parent-style-name="Domyślnaczcionkaakapitu" style:family="text">
      <style:text-properties style:font-name="Consolas, 'Courier New', monosp" fo:color="#000000" fo:font-size="10.5pt" style:font-size-asian="10.5pt" fo:background-color="#FFFFFE" fo:language="de" fo:country="AT"/>
    </style:style>
    <style:style style:name="P143" style:parent-style-name="Standard" style:list-style-name="LFO6" style:family="paragraph"/>
    <style:style style:name="P144" style:parent-style-name="Standard" style:list-style-name="LFO6" style:family="paragraph"/>
    <style:style style:name="T14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4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4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4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49" style:parent-style-name="Standard" style:list-style-name="LFO6" style:family="paragraph"/>
    <style:style style:name="P150" style:parent-style-name="Standard" style:list-style-name="LFO6" style:family="paragraph"/>
    <style:style style:name="T15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5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5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5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5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5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57" style:parent-style-name="Standard" style:list-style-name="LFO6" style:family="paragraph"/>
    <style:style style:name="P158" style:parent-style-name="Standard" style:list-style-name="LFO6" style:family="paragraph"/>
    <style:style style:name="T15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6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6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6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63" style:parent-style-name="Standard" style:list-style-name="LFO6" style:family="paragraph"/>
    <style:style style:name="P164" style:parent-style-name="Standard" style:list-style-name="LFO6" style:family="paragraph"/>
    <style:style style:name="T16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6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6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6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69" style:parent-style-name="Standard" style:list-style-name="LFO6" style:family="paragraph"/>
    <style:style style:name="P170" style:parent-style-name="Standard" style:list-style-name="LFO6" style:family="paragraph"/>
    <style:style style:name="T17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7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7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7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7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7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77" style:parent-style-name="Standard" style:list-style-name="LFO6" style:family="paragraph"/>
    <style:style style:name="P178" style:parent-style-name="Standard" style:list-style-name="LFO6" style:family="paragraph"/>
    <style:style style:name="T17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8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8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8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8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8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85" style:parent-style-name="Standard" style:list-style-name="LFO6" style:family="paragraph"/>
    <style:style style:name="P186" style:parent-style-name="Standard" style:list-style-name="LFO6" style:family="paragraph"/>
    <style:style style:name="T18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8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8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9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91" style:parent-style-name="Standard" style:list-style-name="LFO6" style:family="paragraph"/>
    <style:style style:name="P192" style:parent-style-name="Standard" style:list-style-name="LFO6" style:family="paragraph"/>
    <style:style style:name="T19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9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9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9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19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19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199" style:parent-style-name="Standard" style:list-style-name="LFO6" style:family="paragraph"/>
    <style:style style:name="P200" style:parent-style-name="Standard" style:list-style-name="LFO6" style:family="paragraph"/>
    <style:style style:name="T20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0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0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0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05" style:parent-style-name="Standard" style:list-style-name="LFO6" style:family="paragraph"/>
    <style:style style:name="P206" style:parent-style-name="Standard" style:list-style-name="LFO6" style:family="paragraph"/>
    <style:style style:name="T20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0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0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1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1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1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13" style:parent-style-name="Standard" style:list-style-name="LFO6" style:family="paragraph"/>
    <style:style style:name="P214" style:parent-style-name="Standard" style:list-style-name="LFO6" style:family="paragraph"/>
    <style:style style:name="T21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1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1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1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1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2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21" style:parent-style-name="Standard" style:list-style-name="LFO6" style:family="paragraph"/>
    <style:style style:name="P222" style:parent-style-name="Standard" style:list-style-name="LFO6" style:family="paragraph"/>
    <style:style style:name="T22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2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2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2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2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2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29" style:parent-style-name="Standard" style:list-style-name="LFO6" style:family="paragraph"/>
    <style:style style:name="P230" style:parent-style-name="Standard" style:list-style-name="LFO6" style:family="paragraph"/>
    <style:style style:name="T23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3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3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3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35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36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37" style:parent-style-name="Standard" style:list-style-name="LFO6" style:family="paragraph"/>
    <style:style style:name="P238" style:parent-style-name="Standard" style:list-style-name="LFO6" style:family="paragraph"/>
    <style:style style:name="T23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4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4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4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43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44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45" style:parent-style-name="Standard" style:list-style-name="LFO6" style:family="paragraph"/>
    <style:style style:name="P246" style:parent-style-name="Standard" style:list-style-name="LFO6" style:family="paragraph"/>
    <style:style style:name="T247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48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49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50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T251" style:parent-style-name="Domyślnaczcionkaakapitu" style:family="text">
      <style:text-properties style:font-name="Droid Sans Mono" fo:color="#0000FF" fo:font-size="10.5pt" style:font-size-asian="10.5pt" fo:background-color="#FFFFFE"/>
    </style:style>
    <style:style style:name="T252" style:parent-style-name="Domyślnaczcionkaakapitu" style:family="text">
      <style:text-properties style:font-name="Droid Sans Mono" fo:color="#000000" fo:font-size="10.5pt" style:font-size-asian="10.5pt" fo:background-color="#FFFFFE"/>
    </style:style>
    <style:style style:name="P253" style:parent-style-name="Standard" style:list-style-name="LFO6" style:family="paragraph"/>
    <style:style style:name="P254" style:parent-style-name="Standard" style:list-style-name="LFO6" style:family="paragraph"/>
    <style:style style:name="P255" style:parent-style-name="Standard" style:list-style-name="LFO6" style:family="paragraph"/>
    <style:style style:name="P256" style:parent-style-name="Standard" style:list-style-name="LFO6" style:family="paragraph">
      <style:text-properties fo:language="de" fo:country="AT"/>
    </style:style>
    <style:style style:name="P257" style:parent-style-name="Standard" style:list-style-name="LFO6" style:family="paragraph">
      <style:text-properties fo:language="de" fo:country="AT"/>
    </style:style>
    <style:style style:name="P258" style:parent-style-name="Standard" style:list-style-name="LFO6" style:family="paragraph">
      <style:text-properties fo:language="de" fo:country="AT"/>
    </style:style>
    <style:style style:name="P259" style:parent-style-name="Standard" style:list-style-name="LFO6" style:family="paragraph"/>
    <style:style style:name="P260" style:parent-style-name="Standard" style:list-style-name="LFO6" style:family="paragraph"/>
    <style:style style:name="P261" style:parent-style-name="Standard" style:list-style-name="LFO6" style:family="paragraph"/>
    <style:style style:name="P262" style:parent-style-name="Standard" style:list-style-name="LFO6" style:family="paragraph"/>
    <style:style style:name="P263" style:parent-style-name="Standard" style:list-style-name="LFO6" style:family="paragraph"/>
    <style:style style:name="P264" style:parent-style-name="Standard" style:list-style-name="LFO6" style:family="paragraph"/>
    <style:style style:name="P265" style:parent-style-name="Standard" style:list-style-name="LFO6" style:family="paragraph"/>
    <style:style style:name="P266" style:parent-style-name="Standard" style:list-style-name="LFO6" style:family="paragraph"/>
    <style:style style:name="P267" style:parent-style-name="Standard" style:list-style-name="LFO6" style:family="paragraph"/>
    <style:style style:name="P268" style:parent-style-name="Standard" style:list-style-name="LFO6" style:family="paragraph">
      <style:text-properties fo:language="de" fo:country="AT"/>
    </style:style>
    <style:style style:name="P269" style:parent-style-name="Standard" style:list-style-name="LFO6" style:family="paragraph"/>
    <style:style style:name="P270" style:parent-style-name="Standard" style:list-style-name="LFO6" style:family="paragraph">
      <style:text-properties fo:language="de" fo:country="AT"/>
    </style:style>
    <style:style style:name="P271" style:parent-style-name="Standard" style:list-style-name="LFO6" style:family="paragraph">
      <style:text-properties fo:language="de" fo:country="AT"/>
    </style:style>
    <style:style style:name="P272" style:parent-style-name="Standard" style:list-style-name="LFO6" style:family="paragraph">
      <style:text-properties fo:language="de" fo:country="AT"/>
    </style:style>
    <style:style style:name="P273" style:parent-style-name="Standard" style:list-style-name="LFO6" style:family="paragraph">
      <style:text-properties fo:language="de" fo:country="AT"/>
    </style:style>
    <style:style style:name="P274" style:parent-style-name="Standard" style:list-style-name="LFO6" style:family="paragraph">
      <style:text-properties fo:language="de" fo:country="AT"/>
    </style:style>
    <style:style style:name="P275" style:parent-style-name="Standard" style:list-style-name="LFO6" style:family="paragraph">
      <style:text-properties fo:language="de" fo:country="AT"/>
    </style:style>
    <style:style style:name="P276" style:parent-style-name="Standard" style:list-style-name="LFO6" style:family="paragraph">
      <style:text-properties fo:language="de" fo:country="AT"/>
    </style:style>
    <style:style style:name="P277" style:parent-style-name="Standard" style:list-style-name="LFO6" style:family="paragraph">
      <style:text-properties fo:language="de" fo:country="AT"/>
    </style:style>
    <style:style style:name="P278" style:parent-style-name="Standard" style:list-style-name="LFO6" style:family="paragraph">
      <style:text-properties fo:language="de" fo:country="AT"/>
    </style:style>
    <style:style style:name="P279" style:parent-style-name="Standard" style:list-style-name="LFO6" style:family="paragraph">
      <style:text-properties fo:language="de" fo:country="AT"/>
    </style:style>
    <style:style style:name="P280" style:parent-style-name="Standard" style:list-style-name="LFO6" style:family="paragraph">
      <style:text-properties fo:language="de" fo:country="AT"/>
    </style:style>
  </office:automatic-styles>
  <office:body>
    <office:text text:use-soft-page-breaks="true">
      <text:p text:style-name="P1">Student: Stanisław Skrzypek (T4)</text:p>
      <text:p text:style-name="Standard"><text:a xlink:href="mailto:sskrzype@mion.elka.pw.edu.pl" office:target-frame-name="_top" xlink:show="replace">sskrzype@mion.elka.pw.edu.pl</text:a></text:p>
      <text:p text:style-name="Standard">prowadzący: Robert Łukaszewski</text:p>
      <text:p text:style-name="Standard"/>
      <text:p text:style-name="P2">Podstawy Programowania (PRM) –<text:s/>projekt</text:p>
      <text:p text:style-name="P3">specyfikacja strukturalna (techniczna)</text:p>
      <text:p text:style-name="Standard"/>
      <text:p text:style-name="Standard">Temat: Gra komputerowa stoworzona za pomocą biblioteki SDL2.</text:p>
      <text:list text:style-name="LFO1" text:continue-numbering="true">
        <text:list-item>
          <text:p text:style-name="P4">Algorytm rozwiązywania zadania</text:p>
        </text:list-item>
      </text:list>
      <text:p text:style-name="Standard">Na początku otwiera się menu gry, w którym użytkownik może wybrać jedną z następujących opcji: rozpoczęcie gry, przejście do tabeli wyników, przejście do ustawień sterowania.</text:p>
      <text:list text:style-name="LFO2" text:continue-numbering="true">
        <text:list-item>
          <text:p text:style-name="P5">Gra polega na uzyskaniu jak największej liczby punktów, zdobywanych przez zniszczenie maszyny przeciwnika.</text:p>
        </text:list-item>
        <text:list-item>
          <text:p text:style-name="P6">Rozgrywka kończy się w momencie, w którym gracz zostanie 3-krotnie zestrzelony przez wrogie jednostki.</text:p>
        </text:list-item>
        <text:list-item>
          <text:p text:style-name="P7">Podczas trwania sesji gracz ma do wyboru następujące opcje: poruszanie się za pomocą strzałek na klawiaturze, użycie amunicji (klawisz lewy ctrl), przyspieszone poruszanie się (klawisz lewy shift).</text:p>
        </text:list-item>
        <text:list-item>
          <text:p text:style-name="P8">Po zakończeniu rozgrywki wynik zapisywany jest w pliku tekstowym.</text:p>
        </text:list-item>
      </text:list>
      <text:p text:style-name="Standard"/>
      <text:list text:style-name="LFO3" text:continue-numbering="true">
        <text:list-item>
          <text:p text:style-name="P9">Struktury danych</text:p>
        </text:list-item>
      </text:list>
      <text:list text:style-name="LFO4" text:continue-numbering="true">
        <text:list-item>
          <text:p text:style-name="P10"><text:s/>W programie wykorzystane są struktury oraz tablica jednokierunkowa</text:p>
        </text:list-item>
      </text:list>
      <text:p text:style-name="Standard"/>
      <text:list text:style-name="LFO5" text:continue-numbering="true">
        <text:list-item>
          <text:p text:style-name="P11"><text:s/>Podział na funkcje</text:p>
        </text:list-item>
      </text:list>
      <text:list text:style-name="LFO6" text:continue-numbering="true">
        <text:list-item>
          <text:p text:style-name="P12">void initSDL(void)</text:p>
          <text:list text:continue-numbering="true">
            <text:list-item>
              <text:p text:style-name="P13">odpowiada za utworzenie okna windows oraz przygotowanie powierzchni, na której będzie renderowany obraz</text:p>
            </text:list-item>
          </text:list>
        </text:list-item>
        <text:list-item>
          <text:p text:style-name="P14"><text:span text:style-name="T15">void</text:span><text:span text:style-name="T16"><text:s/>cleanup(</text:span><text:span text:style-name="T17">void</text:span><text:span text:style-name="T18">)</text:span></text:p>
          <text:list text:continue-numbering="true">
            <text:list-item>
              <text:p text:style-name="P19">odpowiada za dealokację z pamięci komputera okna windows oraz powierzchni, na której był renderowany obraz</text:p>
            </text:list-item>
          </text:list>
        </text:list-item>
        <text:list-item>
          <text:p text:style-name="P20"><text:span text:style-name="T21">void</text:span><text:span text:style-name="T22"><text:s/>doKeyUp(SDL_KeyboardEvent *</text:span><text:span text:style-name="T23">event</text:span><text:span text:style-name="T24">)</text:span></text:p>
          <text:list text:continue-numbering="true">
            <text:list-item>
              <text:p text:style-name="P25">odpowiada za to, by nie wykonywać żadnych czynności, gdy żaden klawisz nie jest wciśnięty</text:p>
            </text:list-item>
          </text:list>
        </text:list-item>
        <text:list-item>
          <text:p text:style-name="P26"><text:span text:style-name="T27">void</text:span><text:span text:style-name="T28"><text:s/></text:span><text:span text:style-name="T29">doKeyDown(SDL_KeyboardEvent *</text:span><text:span text:style-name="T30">event</text:span><text:span text:style-name="T31">)</text:span></text:p>
          <text:list text:continue-numbering="true">
            <text:list-item>
              <text:p text:style-name="P32">odpowiada za to, by wykonać daną czynność, jeśli poszczególny klawisz jest wciśnięty</text:p>
            </text:list-item>
          </text:list>
        </text:list-item>
        <text:list-item>
          <text:p text:style-name="P33"><text:span text:style-name="T34">void</text:span><text:span text:style-name="T35"><text:s/>doInput(</text:span><text:span text:style-name="T36">void</text:span><text:span text:style-name="T37">)</text:span></text:p>
          <text:list text:continue-numbering="true">
            <text:list-item>
              <text:p text:style-name="P38">sprawdza, czy poszczególny klawisz został wciśnięty. Jeśli użytkownik naciśnie przyisk zamykania okna windows, gra zostanie przerwana.</text:p>
            </text:list-item>
          </text:list>
        </text:list-item>
        <text:list-item>
          <text:p text:style-name="P39"><text:span text:style-name="T40">void</text:span><text:span text:style-name="T41"><text:s/>prepareScene(</text:span><text:span text:style-name="T42">void</text:span><text:span text:style-name="T43">)</text:span></text:p>
          <text:list text:continue-numbering="true">
            <text:list-item>
              <text:p text:style-name="P44">ustawia tło ekranu oraz usuwa elementy znajdujące się dotychczas na ekranie.</text:p>
            </text:list-item>
          </text:list>
        </text:list-item>
        <text:list-item>
          <text:p text:style-name="P45"><text:span text:style-name="T46">void</text:span><text:span text:style-name="T47"><text:s/>presentScene(</text:span><text:span text:style-name="T48">void</text:span><text:span text:style-name="T49">)</text:span></text:p>
          <text:list text:continue-numbering="true">
            <text:list-item>
              <text:p text:style-name="P50">wyświetla wyrenderowany obraz na ekranie</text:p>
            </text:list-item>
          </text:list>
        </text:list-item>
        <text:list-item>
          <text:p text:style-name="P51"><text:span text:style-name="T52">SDL_Texture* loadTexture(</text:span><text:span text:style-name="T53">char</text:span><text:span text:style-name="T54">* filename)</text:span></text:p>
          <text:list text:continue-numbering="true">
            <text:list-item>
              <text:p text:style-name="P55">ładuje obraz do pamięci komputera</text:p>
            </text:list-item>
          </text:list>
        </text:list-item>
        <text:list-item>
          <text:p text:style-name="P56"><text:span text:style-name="T57">void</text:span><text:span text:style-name="T58"><text:s/>blit(SDL_Textu</text:span><text:span text:style-name="T59">re* texture,<text:s/></text:span><text:span text:style-name="T60">int</text:span><text:span text:style-name="T61"><text:s/>x,<text:s/></text:span><text:span text:style-name="T62">int</text:span><text:span text:style-name="T63"><text:s/>y)</text:span></text:p>
          <text:list text:continue-numbering="true">
            <text:list-item>
              <text:p text:style-name="P64">wyświetla obraz na ekranie</text:p>
            </text:list-item>
          </text:list>
        </text:list-item>
        <text:list-item>
          <text:p text:style-name="P65"><text:span text:style-name="T66">void</text:span><text:span text:style-name="T67"><text:s/>blitRect(SDL_Texture *texture, SDL_Rect *src,<text:s/></text:span><text:span text:style-name="T68">int</text:span><text:span text:style-name="T69"><text:s/>x,<text:s/></text:span><text:span text:style-name="T70">int</text:span><text:span text:style-name="T71"><text:s/>y)</text:span></text:p>
          <text:list text:continue-numbering="true">
            <text:list-item>
              <text:p text:style-name="P72">ustawia obraz w danym punkcie ekranu</text:p>
            </text:list-item>
          </text:list>
        </text:list-item>
        <text:list-item>
          <text:p text:style-name="P73"><text:span text:style-name="T74">void</text:span><text:span text:style-name="T75"><text:s/>initSounds(</text:span><text:span text:style-name="T76">void</text:span><text:span text:style-name="T77">)</text:span></text:p>
          <text:list text:continue-numbering="true">
            <text:list-item>
              <text:p text:style-name="P78">ładuje wszystkie pliki muzyczne do pamięci komputera</text:p>
            </text:list-item>
          </text:list>
        </text:list-item>
        <text:list-item>
          <text:p text:style-name="P79"><text:span text:style-name="T80">void</text:span><text:span text:style-name="T81"><text:s/>loadMusic(</text:span><text:span text:style-name="T82">char</text:span><text:span text:style-name="T83"><text:s/>*file</text:span><text:span text:style-name="T84">name)</text:span></text:p>
          <text:list text:continue-numbering="true">
            <text:list-item>
              <text:p text:style-name="P85">tworzy wskaźnik na daną piosenkę</text:p>
            </text:list-item>
          </text:list>
        </text:list-item>
        <text:list-item>
          <text:p text:style-name="P86"><text:span text:style-name="T87">void</text:span><text:span text:style-name="T88"><text:s/>playMusic(</text:span><text:span text:style-name="T89">int</text:span><text:span text:style-name="T90"><text:s/>loop)</text:span></text:p>
          <text:soft-page-break/>
          <text:list text:continue-numbering="true">
            <text:list-item>
              <text:p text:style-name="P91">zaczyna odtwarzać załadowane pliki muzyczne</text:p>
            </text:list-item>
          </text:list>
        </text:list-item>
        <text:list-item>
          <text:p text:style-name="P92"><text:span text:style-name="T93">void</text:span><text:span text:style-name="T94"><text:s/>playSound(</text:span><text:span text:style-name="T95">int</text:span><text:span text:style-name="T96"><text:s/>id,<text:s/></text:span><text:span text:style-name="T97">int</text:span><text:span text:style-name="T98"><text:s/>channel)</text:span></text:p>
          <text:list text:continue-numbering="true">
            <text:list-item>
              <text:p text:style-name="P99">odtwarza plik muzyczny na danym kanale</text:p>
            </text:list-item>
          </text:list>
        </text:list-item>
        <text:list-item>
          <text:p text:style-name="P100"><text:span text:style-name="T101">static</text:span><text:span text:style-name="T102"><text:s/></text:span><text:span text:style-name="T103">void</text:span><text:span text:style-name="T104"><text:s/>loadSounds(</text:span><text:span text:style-name="T105">void</text:span><text:span text:style-name="T106">)</text:span></text:p>
          <text:list text:continue-numbering="true">
            <text:list-item>
              <text:p text:style-name="P107">ładuje poszczególne pliki muzyczne</text:p>
            </text:list-item>
          </text:list>
        </text:list-item>
        <text:list-item>
          <text:p text:style-name="P108"><text:span text:style-name="T109">int</text:span><text:span text:style-name="T110"><text:s/>collision(</text:span><text:span text:style-name="T111">int</text:span><text:span text:style-name="T112"><text:s/>x1,<text:s/></text:span><text:span text:style-name="T113">int</text:span><text:span text:style-name="T114"><text:s/>y1,<text:s/></text:span><text:span text:style-name="T115">int</text:span><text:span text:style-name="T116"><text:s/>w1,<text:s/></text:span><text:span text:style-name="T117">int</text:span><text:span text:style-name="T118"><text:s/>h1,<text:s/></text:span><text:span text:style-name="T119">int</text:span><text:span text:style-name="T120"><text:s/>x2,<text:s/></text:span><text:span text:style-name="T121">int</text:span><text:span text:style-name="T122"><text:s/>y2,<text:s/></text:span><text:span text:style-name="T123">int</text:span><text:span text:style-name="T124"><text:s/>w2,<text:s/></text:span><text:span text:style-name="T125">int</text:span><text:span text:style-name="T126"><text:s/>h2)</text:span></text:p>
          <text:list text:continue-numbering="true">
            <text:list-item>
              <text:p text:style-name="P127">sprawdza, czy użytkownik zderzył się z przeciwnikiem</text:p>
            </text:list-item>
          </text:list>
        </text:list-item>
        <text:list-item>
          <text:p text:style-name="P128"><text:span text:style-name="T129">void</text:span><text:span text:style-name="T130"><text:s/>calcSlope(</text:span><text:span text:style-name="T131">int</text:span><text:span text:style-name="T132"><text:s/>x1,<text:s/></text:span><text:span text:style-name="T133">int</text:span><text:span text:style-name="T134"><text:s/>y1,<text:s/></text:span><text:span text:style-name="T135">int</text:span><text:span text:style-name="T136"><text:s/>x2,<text:s/></text:span><text:span text:style-name="T137">int</text:span><text:span text:style-name="T138"><text:s/>y2,<text:s/></text:span><text:span text:style-name="T139">float</text:span><text:span text:style-name="T140"><text:s/>*dx,<text:s/></text:span><text:span text:style-name="T141">float</text:span><text:span text:style-name="T142"><text:s/>*dy)</text:span></text:p>
          <text:list text:continue-numbering="true">
            <text:list-item>
              <text:p text:style-name="P143">ustawia kierunek, według którego powinien poruszać się przeciwnik, aby zderzyć się z graczem</text:p>
            </text:list-item>
          </text:list>
        </text:list-item>
        <text:list-item>
          <text:p text:style-name="P144"><text:span text:style-name="T145">void</text:span><text:span text:style-name="T146"><text:s/>initStage(</text:span><text:span text:style-name="T147">void</text:span><text:span text:style-name="T148">)</text:span></text:p>
          <text:list text:continue-numbering="true">
            <text:list-item>
              <text:p text:style-name="P149">ładuje wszystkie obrazy i pliki muzyczne</text:p>
            </text:list-item>
          </text:list>
        </text:list-item>
        <text:list-item>
          <text:p text:style-name="P150"><text:span text:style-name="T151">static</text:span><text:span text:style-name="T152"><text:s/></text:span><text:span text:style-name="T153">void</text:span><text:span text:style-name="T154"><text:s/>thugLife(</text:span><text:span text:style-name="T155">void</text:span><text:span text:style-name="T156">)</text:span></text:p>
          <text:list text:continue-numbering="true">
            <text:list-item>
              <text:p text:style-name="P157">ustawia kierunek i prędkość przesuwania się obiektu (okularów)</text:p>
            </text:list-item>
          </text:list>
        </text:list-item>
        <text:list-item>
          <text:p text:style-name="P158"><text:span text:style-name="T159">static</text:span><text:span text:style-name="T160"><text:s/></text:span><text:span text:style-name="T161">void</text:span><text:span text:style-name="T162"><text:s/>initThug()</text:span></text:p>
          <text:list text:continue-numbering="true">
            <text:list-item>
              <text:p text:style-name="P163">alokuje pamięć dla obrazu</text:p>
            </text:list-item>
          </text:list>
        </text:list-item>
        <text:list-item>
          <text:p text:style-name="P164"><text:span text:style-name="T165">static</text:span><text:span text:style-name="T166"><text:s/></text:span><text:span text:style-name="T167">void</text:span><text:span text:style-name="T168"><text:s/>initPlayer()</text:span></text:p>
          <text:list text:continue-numbering="true">
            <text:list-item>
              <text:p text:style-name="P169">alokuje pamięć dla gracza, przypisuje mu odpowiedni obraz i ustawia w odpowiedniej części ekranu</text:p>
            </text:list-item>
          </text:list>
        </text:list-item>
        <text:list-item>
          <text:p text:style-name="P170"><text:span text:style-name="T171">static</text:span><text:span text:style-name="T172"><text:s/></text:span><text:span text:style-name="T173">void</text:span><text:span text:style-name="T174"><text:s/>resetStage(</text:span><text:span text:style-name="T175">void</text:span><text:span text:style-name="T176">)</text:span></text:p>
          <text:list text:continue-numbering="true">
            <text:list-item>
              <text:p text:style-name="P177">dealkuje pamięć dla gracza i wszystkich przeciwników, a następnie wywołuje funkcje, które alokują nową pamięć przeznaczoną dla gracza i przeciwników</text:p>
            </text:list-item>
          </text:list>
        </text:list-item>
        <text:list-item>
          <text:p text:style-name="P178"><text:span text:style-name="T179">static</text:span><text:span text:style-name="T180"><text:s/></text:span><text:span text:style-name="T181">void</text:span><text:span text:style-name="T182"><text:s/>logic(</text:span><text:span text:style-name="T183">void</text:span><text:span text:style-name="T184">)</text:span></text:p>
          <text:list text:continue-numbering="true">
            <text:list-item>
              <text:p text:style-name="P185">funkcja sterująca, wywołuje w danej iteracji poszczególne funkcje</text:p>
            </text:list-item>
          </text:list>
        </text:list-item>
        <text:list-item>
          <text:p text:style-name="P186"><text:span text:style-name="T187">static</text:span><text:span text:style-name="T188"><text:s/></text:span><text:span text:style-name="T189">void</text:span><text:span text:style-name="T190"><text:s/>doPlayer()</text:span></text:p>
          <text:list text:continue-numbering="true">
            <text:list-item>
              <text:p text:style-name="P191">steruje zawodnikiem, tzn. przesuwa gracza zależnie od tego, czy któraś ze strzałek została kliknięta, zapobiega przed ucieczką gracza poza ekran</text:p>
            </text:list-item>
          </text:list>
        </text:list-item>
        <text:list-item>
          <text:p text:style-name="P192"><text:span text:style-name="T193">static</text:span><text:span text:style-name="T194"><text:s/></text:span><text:span text:style-name="T195">void</text:span><text:span text:style-name="T196"><text:s/>doFighters(</text:span><text:span text:style-name="T197">void</text:span><text:span text:style-name="T198">)</text:span></text:p>
          <text:list text:continue-numbering="true">
            <text:list-item>
              <text:p text:style-name="P199">porusza przeciwnikami, zapobiega przed ucieczką przeciwników poza ekran; w przypadku, gdy przeciwnik został zestrzelony, usuwa przeciwnika<text:s/>z listy jedokierunkowej</text:p>
            </text:list-item>
          </text:list>
        </text:list-item>
        <text:list-item>
          <text:p text:style-name="P200"><text:span text:style-name="T201">static</text:span><text:span text:style-name="T202"><text:s/></text:span><text:span text:style-name="T203">void</text:span><text:span text:style-name="T204"><text:s/>placeofSpawn(Entity* enemy)</text:span></text:p>
          <text:list text:continue-numbering="true">
            <text:list-item>
              <text:p text:style-name="P205">losuje miejsce, z którego przeciwnik wyrusza</text:p>
            </text:list-item>
          </text:list>
        </text:list-item>
        <text:list-item>
          <text:p text:style-name="P206"><text:span text:style-name="T207">static</text:span><text:span text:style-name="T208"><text:s/></text:span><text:span text:style-name="T209">void</text:span><text:span text:style-name="T210"><text:s/>spawnEnemies(</text:span><text:span text:style-name="T211">void</text:span><text:span text:style-name="T212">)</text:span></text:p>
          <text:list text:continue-numbering="true">
            <text:list-item>
              <text:p text:style-name="P213">alokuje pamięć dla przeciwnika i ustawia jego atrybuty</text:p>
            </text:list-item>
          </text:list>
        </text:list-item>
        <text:list-item>
          <text:p text:style-name="P214"><text:span text:style-name="T215">static</text:span><text:span text:style-name="T216"><text:s/></text:span><text:span text:style-name="T217">void</text:span><text:span text:style-name="T218"><text:s/>fireBullet(</text:span><text:span text:style-name="T219">void</text:span><text:span text:style-name="T220">)</text:span></text:p>
          <text:list text:continue-numbering="true">
            <text:list-item>
              <text:p text:style-name="P221">odpowiada za utworzenie pocisku</text:p>
            </text:list-item>
          </text:list>
        </text:list-item>
        <text:list-item>
          <text:p text:style-name="P222"><text:span text:style-name="T223">static</text:span><text:span text:style-name="T224"><text:s/></text:span><text:span text:style-name="T225">void</text:span><text:span text:style-name="T226"><text:s/>doBullets(</text:span><text:span text:style-name="T227">void</text:span><text:span text:style-name="T228">)</text:span></text:p>
          <text:list text:continue-numbering="true">
            <text:list-item>
              <text:p text:style-name="P229">odpowiada za poruszanie pociskami</text:p>
            </text:list-item>
          </text:list>
        </text:list-item>
        <text:list-item>
          <text:p text:style-name="P230"><text:span text:style-name="T231">static</text:span><text:span text:style-name="T232"><text:s/></text:span><text:span text:style-name="T233">void</text:span><text:span text:style-name="T234"><text:s/>draw(</text:span><text:span text:style-name="T235">void</text:span><text:span text:style-name="T236">)</text:span></text:p>
          <text:list text:continue-numbering="true">
            <text:list-item>
              <text:p text:style-name="P237">odpowiada za wyświetlenie tła i obiektów</text:p>
            </text:list-item>
          </text:list>
        </text:list-item>
        <text:list-item>
          <text:p text:style-name="P238"><text:span text:style-name="T239">static</text:span><text:span text:style-name="T240"><text:s/></text:span><text:span text:style-name="T241">void</text:span><text:span text:style-name="T242"><text:s/>drawPlayer(</text:span><text:span text:style-name="T243">void</text:span><text:span text:style-name="T244">)</text:span></text:p>
          <text:list text:continue-numbering="true">
            <text:list-item>
              <text:p text:style-name="P245">wyświetla gracza na ekranie</text:p>
            </text:list-item>
          </text:list>
        </text:list-item>
        <text:list-item>
          <text:p text:style-name="P246"><text:span text:style-name="T247">static</text:span><text:span text:style-name="T248"><text:s/></text:span><text:span text:style-name="T249">void</text:span><text:span text:style-name="T250"><text:s/>drawBullets(</text:span><text:span text:style-name="T251">void</text:span><text:span text:style-name="T252">)</text:span></text:p>
          <text:list text:continue-numbering="true">
            <text:list-item>
              <text:p text:style-name="P253">wyświetla pociski na ekranie</text:p>
            </text:list-item>
          </text:list>
        </text:list-item>
        <text:list-item>
          <text:p text:style-name="P254">static void drawFighters(void)</text:p>
          <text:list text:continue-numbering="true">
            <text:list-item>
              <text:p text:style-name="P255">wyświetla<text:s/>przeciwników</text:p>
            </text:list-item>
          </text:list>
        </text:list-item>
        <text:list-item>
          <text:p text:style-name="P256">static int bulletHitFighter(Entity *b)</text:p>
          <text:list text:continue-numbering="true">
            <text:list-item>
              <text:p text:style-name="P257">sprawdza czy pocisk trafił przeciwnika</text:p>
            </text:list-item>
          </text:list>
        </text:list-item>
        <text:list-item>
          <text:p text:style-name="P258">static void initStarfield(void)</text:p>
          <text:list text:continue-numbering="true">
            <text:list-item>
              <text:p text:style-name="P259">tworzy gwiazdy poruszające się w tle</text:p>
            </text:list-item>
          </text:list>
        </text:list-item>
        <text:list-item>
          <text:p text:style-name="P260">static void doBackground(void)</text:p>
          <text:list text:continue-numbering="true">
            <text:list-item>
              <text:p text:style-name="P261">tworzy tło</text:p>
            </text:list-item>
          </text:list>
        </text:list-item>
        <text:list-item>
          <text:p text:style-name="P262">static void doStarfield(void)</text:p>
          <text:list text:continue-numbering="true">
            <text:list-item>
              <text:p text:style-name="P263">porusza gwiazdami znajdującymi się w tle</text:p>
            </text:list-item>
          </text:list>
        </text:list-item>
        <text:list-item>
          <text:p text:style-name="P264">static void doExplosions(void)</text:p>
          <text:list text:continue-numbering="true">
            <text:list-item>
              <text:p text:style-name="P265">tworzy pamięć dla eksplozji</text:p>
            </text:list-item>
          </text:list>
        </text:list-item>
        <text:list-item>
          <text:p text:style-name="P266">static void doDebris(void)</text:p>
          <text:list text:continue-numbering="true">
            <text:list-item>
              <text:p text:style-name="P267">odpowiada za poruszanie się odłamków pojazdu po zderzeniu</text:p>
            </text:list-item>
          </text:list>
        </text:list-item>
        <text:list-item>
          <text:p text:style-name="P268">static void addExplosions(int x, int y, int num)</text:p>
          <text:list text:continue-numbering="true">
            <text:list-item>
              <text:p text:style-name="P269">odpowiada<text:s/>za eksplozje w odpowiednim momencie i miejscu</text:p>
            </text:list-item>
          </text:list>
        </text:list-item>
        <text:list-item>
          <text:p text:style-name="P270">static void addDebris(Entity *e)</text:p>
          <text:list text:continue-numbering="true">
            <text:list-item>
              <text:p text:style-name="P271">tworzy pamięć dla odłamków</text:p>
            </text:list-item>
          </text:list>
        </text:list-item>
        <text:list-item>
          <text:p text:style-name="P272">static void drawBackground(void)</text:p>
          <text:list text:continue-numbering="true">
            <text:list-item>
              <text:p text:style-name="P273">wyświetla tło</text:p>
            </text:list-item>
          </text:list>
        </text:list-item>
        <text:list-item>
          <text:p text:style-name="P274">static void drawStarfield(void)</text:p>
          <text:list text:continue-numbering="true">
            <text:list-item>
              <text:p text:style-name="P275">wyświetla gwiazdy w tle</text:p>
            </text:list-item>
          </text:list>
        </text:list-item>
        <text:list-item>
          <text:p text:style-name="P276">static void drawDebris(void)</text:p>
          <text:list text:continue-numbering="true">
            <text:list-item>
              <text:p text:style-name="P277">wyświetla odpoadki</text:p>
            </text:list-item>
          </text:list>
        </text:list-item>
        <text:list-item>
          <text:p text:style-name="P278">static void drawExplosions(void)</text:p>
          <text:list text:continue-numbering="true">
            <text:list-item>
              <text:p text:style-name="P279">wyświetla eksplozje</text:p>
            </text:list-item>
          </text:list>
        </text:list-item>
        <text:list-item>
          <text:p text:style-name="P28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, 'Courier New', monosp" svg:font-family="Consolas, 'Courier New', monosp" style:font-family-generic="system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krzypek Stanisław (300501)</dc:creator>
    <meta:creation-date>2019-01-10T17:24:00Z</meta:creation-date>
    <dc:date>2019-01-17T17:02:00Z</dc:date>
    <meta:template xlink:href="Normal.dotm" xlink:type="simple"/>
    <meta:editing-cycles>4</meta:editing-cycles>
    <meta:editing-duration>PT1680S</meta:editing-duration>
    <meta:document-statistic meta:page-count="3" meta:paragraph-count="10" meta:word-count="720" meta:character-count="5031" meta:row-count="36" meta:non-whitespace-character-count="4321"/>
  </office:meta>
</office:document-meta>
</file>